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c67" officeooo:paragraph-rsid="00169c67"/>
    </style:style>
    <style:style style:name="P2" style:family="paragraph" style:parent-style-name="Standard">
      <style:text-properties officeooo:rsid="00169c67" officeooo:paragraph-rsid="00169c67"/>
    </style:style>
    <style:style style:name="P3" style:family="paragraph" style:parent-style-name="Standard">
      <style:text-properties officeooo:rsid="0018b42e" officeooo:paragraph-rsid="0018b42e"/>
    </style:style>
    <style:style style:name="P4" style:family="paragraph" style:parent-style-name="Standard">
      <style:text-properties officeooo:rsid="0019f1d3" officeooo:paragraph-rsid="0019f1d3"/>
    </style:style>
    <style:style style:name="P5" style:family="paragraph" style:parent-style-name="Standard">
      <style:text-properties officeooo:rsid="001beb63" officeooo:paragraph-rsid="001beb63"/>
    </style:style>
    <style:style style:name="P6" style:family="paragraph" style:parent-style-name="Standard">
      <style:text-properties officeooo:rsid="001dab10" officeooo:paragraph-rsid="001dab10"/>
    </style:style>
    <style:style style:name="P7" style:family="paragraph" style:parent-style-name="Standard">
      <style:text-properties officeooo:rsid="001dab10" officeooo:paragraph-rsid="001dc7f2"/>
    </style:style>
    <style:style style:name="P8" style:family="paragraph" style:parent-style-name="Standard">
      <style:text-properties officeooo:rsid="001dc7f2" officeooo:paragraph-rsid="001dc7f2"/>
    </style:style>
    <style:style style:name="P9" style:family="paragraph" style:parent-style-name="Standard">
      <style:text-properties fo:font-style="normal" officeooo:rsid="001beb63" officeooo:paragraph-rsid="001beb63" style:font-style-asian="normal" style:font-style-complex="normal"/>
    </style:style>
    <style:style style:name="P10" style:family="paragraph" style:parent-style-name="Standard">
      <style:text-properties officeooo:rsid="001f21b2" officeooo:paragraph-rsid="001f21b2"/>
    </style:style>
    <style:style style:name="P11" style:family="paragraph" style:parent-style-name="Standard">
      <style:text-properties officeooo:rsid="00213812" officeooo:paragraph-rsid="00213812"/>
    </style:style>
    <style:style style:name="P12" style:family="paragraph" style:parent-style-name="Standard">
      <style:paragraph-properties>
        <style:tab-stops>
          <style:tab-stop style:position="6.747cm"/>
        </style:tab-stops>
      </style:paragraph-properties>
      <style:text-properties officeooo:rsid="00213812" officeooo:paragraph-rsid="00213812"/>
    </style:style>
    <style:style style:name="P13" style:family="paragraph" style:parent-style-name="Standard">
      <style:paragraph-properties>
        <style:tab-stops>
          <style:tab-stop style:position="6.747cm"/>
        </style:tab-stops>
      </style:paragraph-properties>
      <style:text-properties officeooo:rsid="00213812" officeooo:paragraph-rsid="00213812"/>
    </style:style>
    <style:style style:name="P14" style:family="paragraph" style:parent-style-name="Standard">
      <style:paragraph-properties>
        <style:tab-stops>
          <style:tab-stop style:position="6.747cm"/>
        </style:tab-stops>
      </style:paragraph-properties>
      <style:text-properties officeooo:rsid="0022c24e" officeooo:paragraph-rsid="0022c24e"/>
    </style:style>
    <style:style style:name="P15" style:family="paragraph">
      <style:paragraph-properties fo:text-align="center"/>
    </style:style>
    <style:style style:name="T1" style:family="text">
      <style:text-properties officeooo:rsid="001744fa"/>
    </style:style>
    <style:style style:name="T2" style:family="text">
      <style:text-properties officeooo:rsid="0019f1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dab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c7f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714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09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04cm" fo:min-width="1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B</text:p>
      <text:p text:style-name="Standard"/>
      <text:p text:style-name="P3">Basic Objective behind the design of this USB is Unified Low,Medium and High Speed into a Common Bus.</text:p>
      <text:p text:style-name="Standard"/>
      <text:p text:style-name="P2">USB is a peripheral BUS it is not a controller bus , USB controller is also reffered as a Host controller.</text:p>
      <text:p text:style-name="P2"/>
      <text:p text:style-name="P2">BUS: Buses where designed based on the demand of the devices ,</text:p>
      <text:p text:style-name="P2"><text:tab/>some device are Low Speed some device are high and Medium speed.</text:p>
      <text:p text:style-name="P2">- <text:span text:style-name="T1">Low Speed device – UART</text:span></text:p>
      <text:p text:style-name="P2">- <text:span text:style-name="T1">Medium Speed devce – Parallel</text:span></text:p>
      <text:p text:style-name="P2">- <text:span text:style-name="T1">High Speed device – PCI [ Peripheral Component Interconnect ]</text:span></text:p>
      <text:p text:style-name="P3"/>
      <text:p text:style-name="P3"/>
      <text:p text:style-name="P3">In PCI :</text:p>
      <text:p text:style-name="P3">- No hot plug</text:p>
      <text:p text:style-name="P3">- No -autoconfiguration</text:p>
      <text:p text:style-name="P3">- Limited System resources [ IO addr,, and Non-Shared irq lines ]</text:p>
      <text:p text:style-name="P3">- Limited standrad <text:s/>connectors</text:p>
      <text:p text:style-name="P3"/>
      <text:p text:style-name="P3">To Over come thouse drwbacks we Use USB </text:p>
      <text:p text:style-name="P3"/>
      <text:p text:style-name="P3">=&gt;Address : We have limited IO address space and limited virtual address, since the device come its OWN registers , we need to allocate some system resources for the device to work.</text:p>
      <text:p text:style-name="P3">=&gt; IRQ line : we have limited no.of irq lines <text:s/>we need to engage the one of the IRQ line for device [like shared irq ].</text:p>
      <text:p text:style-name="P3"/>
      <text:p text:style-name="P3">=&gt; Physical level: the connections are limited <text:span text:style-name="T2">[More device of same type can not plu-in a same point of time]</text:span></text:p>
      <text:p text:style-name="P3"/>
      <text:p text:style-name="P3">“<text:span text:style-name="T2">USB is the solution for all the above problems”</text:span></text:p>
      <text:p text:style-name="P4">USB is One Bus One Connector type</text:p>
      <text:p text:style-name="P4">- we can connect the Low , medium and High speed device to same bus.</text:p>
      <text:p text:style-name="P4"/>
      <text:p text:style-name="P4">USB device does’t take the address <text:s/>from the processor and irq also.</text:p>
      <text:p text:style-name="P4">[ thre is no such thing called allocating the IO address, allocating memory address or IRQ line to USB device]</text:p>
      <text:p text:style-name="P4"/>
      <text:p text:style-name="P4">Key Benifits:</text:p>
      <text:p text:style-name="P4">=&gt; USB device are Hot Pluggable </text:p>
      <text:p text:style-name="P4">- uesr need to configur it.</text:p>
      <text:p text:style-name="P4">=&gt; USB device don’t consume the system resources </text:p>
      <text:p text:style-name="P4">=&gt; 127 devcie connected [ including the HUB]</text:p>
      <text:p text:style-name="P4">=&gt; Low , Medium and High speed devices is connected to same USB port.</text:p>
      <text:p text:style-name="P5">[all HID [ Human Interface Devices] are Low speed:- keyboard,touchpad]</text:p>
      <text:p text:style-name="P5">=&gt;No IRQ --- No ISR rotiune/<text:span text:style-name="T3">handlar</text:span><text:span text:style-name="T4">/function.</text:span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0" draw:name="Shape1" draw:style-name="gr1" svg:width="3.626cm" svg:height="0.715cm" svg:x="10.92cm" svg:y="0.053cm"><text:p text:style-name="P15">MASTER</text:p><draw:enhanced-geometry svg:viewBox="0 0 21600 21600" draw:type="rectangle" draw:enhanced-path="M 0 0 L 21600 0 21600 21600 0 21600 0 0 Z N"/></draw:custom-shape><text:soft-page-break/>USB deviec has 3 Entities:--</text:p>
      <text:p text:style-name="P9"><draw:custom-shape text:anchor-type="paragraph" draw:z-index="2" draw:name="Shape3" draw:style-name="gr3" svg:width="2.093cm" svg:height="0.475cm" draw:transform="rotate (-1.54461638801498) translate (12.9151944444444cm 0.0352777777777778cm)"><text:p/><draw:enhanced-geometry svg:viewBox="0 0 21600 21600" draw:text-areas="?f5 ?f1 ?f6 ?f3" draw:type="left-right-arrow" draw:modifiers="5397.09833422891 8418.39622641509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>1.Master – Slave Bus</text:p>
      <text:p text:style-name="P9">2.Slave device<text:tab/><text:tab/><text:tab/><text:tab/><text:tab/><text:tab/><text:tab/><text:tab/><text:tab/> <text:s text:c="3"/>BUS</text:p>
      <text:p text:style-name="P9">3.USB Host Controller [Master] <text:s/></text:p>
      <text:p text:style-name="P9"><draw:custom-shape text:anchor-type="paragraph" draw:z-index="1" draw:name="Shape2" draw:style-name="gr2" svg:width="4.049cm" svg:height="0.609cm" svg:x="10.788cm" svg:y="0.026cm"><text:p text:style-name="P15">SLAVE</text:p><draw:enhanced-geometry svg:viewBox="0 0 21600 21600" draw:type="rectangle" draw:enhanced-path="M 0 0 L 21600 0 21600 21600 0 21600 0 0 Z N"/></draw:custom-shape></text:p>
      <text:p text:style-name="P5">This 3 entities make up the entair USB system.</text:p>
      <text:p text:style-name="P3"/>
      <text:p text:style-name="P6">[ Which you are connecting that Interface is internally connected to a BUS , which is connected to Controller and Controller internals <text:s/>connected to a Processor .]</text:p>
      <text:p text:style-name="P6">[Host Controller job is to drive all command (control commands) , all data adress to BUS , <text:span text:style-name="T6">Slave</text:span> Controller will responds to the requests which are sent by the Master]</text:p>
      <text:p text:style-name="P3"/>
      <text:p text:style-name="P6">Two kinds of Specifications for Implimention of Controller </text:p>
      <text:p text:style-name="P6"><text:span text:style-name="T7">1</text:span>- Host controller</text:p>
      <text:p text:style-name="P7"><text:span text:style-name="T7">2</text:span>- On The Go controller [ It can be a Master it also can <text:span text:style-name="T7">perform the services of a </text:span>Slave depending on the connection Eg: Mobile Phones]</text:p>
      <text:p text:style-name="P6"><text:tab/>[ this two are act as Master]</text:p>
      <text:p text:style-name="P3"><text:span text:style-name="T7">3</text:span>- <text:span text:style-name="T5">Device controller [Slave]</text:span></text:p>
      <text:p text:style-name="P8">[ This 3 Different spcies contain for building up a circuit called CONTROLLER]</text:p>
      <text:p text:style-name="P8"/>
      <text:p text:style-name="P3"/>
      <text:p text:style-name="P3"/>
      <text:p text:style-name="P8">USB Device Classes:</text:p>
      <text:p text:style-name="P8">1.Audio</text:p>
      <text:p text:style-name="P8">2.Communication [Modem]</text:p>
      <text:p text:style-name="P8">3.HUB</text:p>
      <text:p text:style-name="P8">4.HID</text:p>
      <text:p text:style-name="P8">5.Printer</text:p>
      <text:p text:style-name="P8">6.Mass Storage Classes</text:p>
      <text:p text:style-name="P8">Vendor Specific Classes:</text:p>
      <text:p text:style-name="P8">- Scanner, Video,Ether-net , Serial connectors</text:p>
      <text:p text:style-name="P8"/>
      <text:p text:style-name="P10">Q.when ever the Device changes the state , How will Software known about it and what are the ways?</text:p>
      <text:p text:style-name="P10">There are Two ways:</text:p>
      <text:p text:style-name="P10">1.polling</text:p>
      <text:p text:style-name="P10">2.interrupt.</text:p>
      <text:p text:style-name="P10"/>
      <text:p text:style-name="P11">Q.How the polling work?</text:p>
      <text:p text:style-name="P11"><text:tab/>Keep looking into some registers to watchout for State Change (status registers).</text:p>
      <text:p text:style-name="P11">Q.How does Interrupt will work?</text:p>
      <text:p text:style-name="P11"><text:tab/>Devcie will trigger a signal when ever it under goes in State Change .</text:p>
      <text:p text:style-name="P11"/>
      <text:p text:style-name="P11">Q.How will we write driver to know what the H/w is doing . [when USB device dont have I/O addr , IRQ. How will driver Shut Down State change.</text:p>
      <text:p text:style-name="P11"><text:tab/>[**Network logic]</text:p>
      <text:p text:style-name="P12">-&gt;USB driver are more like Networking 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4"><text:s/>if((actual_len != 0) &amp;&amp;(actual_len != 12))</text:p>
      <text:p text:style-name="P14"><text:s text:c="20"/>{</text:p>
      <text:p text:style-name="P14"><text:s text:c="24"/>if(fflag == 1){ current_pos = current_pos+12; actual_len = actual_len-12;}</text:p>
      <text:p text:style-name="P14"><text:s text:c="24"/>if(actual_len &lt;= temp_len){</text:p>
      <text:p text:style-name="P14"><text:s text:c="28"/>len = vfs_write(fp, (char *)(tail-&gt;dp_urb-&gt;transfer_buffer)+current_pos,actual_len, &amp;fp-&gt;f_pos);</text:p>
      <text:p text:style-name="P14"><text:s text:c="28"/>if (len &lt; 0) {</text:p>
      <text:p text:style-name="P14"><text:s text:c="32"/>printk(KERN_ERR "vfs_write failed\n");</text:p>
      <text:p text:style-name="P14"><text:s text:c="28"/>}</text:p>
      <text:p text:style-name="P14"><text:s text:c="28"/>total_len += len;</text:p>
      <text:p text:style-name="P14"><text:s text:c="28"/>current_pos = current_pos + len;</text:p>
      <text:p text:style-name="P14"><text:s text:c="28"/>fflag=0;</text:p>
      <text:p text:style-name="P14"><text:s text:c="24"/>}</text:p>
      <text:p text:style-name="P14"><text:s text:c="24"/>else {</text:p>
      <text:p text:style-name="P14"><text:s text:c="28"/>while(actual_len != 0) {</text:p>
      <text:p text:style-name="P14"><text:s text:c="32"/>len = vfs_write(fp,(char*)(tail-&gt;dp_urb-&gt;transfer_buffer)+current_pos,temp_len, &amp;fp-&gt;f_pos);</text:p>
      <text:p text:style-name="P14"><text:s text:c="32"/>if (len &lt; 0) {</text:p>
      <text:p text:style-name="P14"><text:s text:c="36"/>printk(KERN_ERR "vfs_write failed\n");</text:p>
      <text:p text:style-name="P14"><text:s text:c="32"/>}</text:p>
      <text:p text:style-name="P14"><text:s text:c="28"/>total_len += len;</text:p>
      <text:p text:style-name="P14"><text:s text:c="32"/>actual_len = actual_len - len;</text:p>
      <text:p text:style-name="P14"><text:s text:c="32"/>if(actual_len &lt; temp_len)</text:p>
      <text:p text:style-name="P14"><text:s text:c="36"/>temp_len = actual_len;</text:p>
      <text:p text:style-name="P14"><text:s text:c="32"/>current_pos = current_pos + len;</text:p>
      <text:p text:style-name="P14"><text:s text:c="28"/>}</text:p>
      <text:p text:style-name="P14"><text:s text:c="28"/>fflag=0;</text:p>
      <text:p text:style-name="P14"><text:s text:c="24"/>}</text:p>
      <text:p text:style-name="P14"><text:s text:c="20"/>}</text:p>
      <text:p text:style-name="P14"><text:s text:c="20"/>else if(actual_len == 12)</text:p>
      <text:p text:style-name="P14"><text:s text:c="24"/>fflag=1;</text:p>
      <text:p text:style-name="P14"><text:s text:c="16"/>}</text:p>
      <text:p text:style-name="P14"><text:s text:c="16"/>set_fs(old_fs);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2:56:34.971125394</meta:creation-date>
    <dc:date>2018-03-09T09:47:25.092139600</dc:date>
    <meta:editing-duration>PT5M5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3" meta:paragraph-count="94" meta:word-count="673" meta:character-count="4812" meta:non-whitespace-character-count="3357"/>
  </office:meta>
</office:document-meta>
</file>